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9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8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9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15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3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9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3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9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0278in" style:font-size-asian="0.40278in" style:font-size-complex="0.402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0278in" style:font-size-asian="0.40278in" style:font-size-complex="0.402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15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9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1">
      <style:paragraph-properties fo:line-height="115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15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15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9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1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15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5">
      <style:paragraph-properties fo:line-height="11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3">
      <style:paragraph-properties fo:line-height="11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7">
      <style:paragraph-properties fo:line-height="11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0">
      <style:paragraph-properties fo:line-height="115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15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8">
      <style:paragraph-properties fo:line-height="115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15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15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7">
      <style:paragraph-properties fo:line-height="115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15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1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imes New Roman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15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20833in" style:font-size-asian="0.20833in" style:font-size-complex="0.208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5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imes New Roman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5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imes New Roman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20833in" style:font-size-asian="0.20833in" style:font-size-complex="0.208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5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1">
      <style:paragraph-properties fo:line-height="115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3">
      <style:paragraph-properties fo:line-height="11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1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3">
      <style:paragraph-properties fo:line-height="115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3">
      <style:paragraph-properties fo:line-height="9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1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2">
      <style:paragraph-properties fo:line-height="11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3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6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5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5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7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3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8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7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0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8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1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8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1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4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5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2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4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1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1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6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3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70" draw:master-page-name="Master1-Layout1-title-Title-Slide" presentation:presentation-page-layout-name="Master1-PPL1" draw:id="Slide-256">
        <draw:frame draw:id="id67" presentation:style-name="a376" draw:name="Title 1" svg:x="0.74756in" svg:y="2.33252in" svg:width="8.5in" svg:height="1.60764in" presentation:class="title" presentation:placeholder="false">
          <draw:text-box>
            <text:p text:style-name="a375" text:class-names="" text:cond-style-name=""><text:span text:style-name="a371" text:class-names="">ЛЕКЦИЯ 11</text:span><text:span text:style-name="a372" text:class-names=""><text:line-break/></text:span><text:span text:style-name="a373" text:class-names="">НЕИЗПЪЛНЕНИЕ НА ДОГОВОРИТЕ</text:span><text:span text:style-name="a374" text:class-names=""/></text:p>
          </draw:text-box>
          <svg:title/>
          <svg:desc/>
        </draw:frame>
        <draw:frame draw:id="id68" presentation:style-name="a379" draw:name="Subtitle 2" svg:x="1.5in" svg:y="4.25in" svg:width="7in" svg:height="1.91667in" presentation:class="subtitle" presentation:placeholder="false">
          <draw:text-box>
            <text:p text:style-name="a378" text:class-names="" text:cond-style-name=""><text:span text:style-name="a377" text:class-names="">Доц. д-р Невяна Кънева</text:span></text:p>
          </draw:text-box>
          <svg:title/>
          <svg:desc/>
        </draw:frame>
      </draw:page>
      <draw:page draw:name="Slide2" draw:style-name="a380" draw:master-page-name="Master1-Layout2-obj-Title-and-Content" presentation:presentation-page-layout-name="Master1-PPL2" draw:id="Slide-257">
        <draw:frame draw:id="id69" presentation:style-name="a383" draw:name="Title 1" svg:x="0.5in" svg:y="0.30035in" svg:width="9in" svg:height="1.25in" presentation:class="title" presentation:placeholder="false">
          <draw:text-box>
            <text:p text:style-name="a382" text:class-names="" text:cond-style-name=""><text:span text:style-name="a381" text:class-names="">Основни теми</text:span></text:p>
          </draw:text-box>
          <svg:title/>
          <svg:desc/>
        </draw:frame>
        <draw:frame draw:id="id70" presentation:style-name="a417" draw:name="Content Placeholder 2" svg:x="0.5in" svg:y="1.75in" svg:width="9in" svg:height="4.94965in" presentation:class="outline" presentation:placeholder="false">
          <draw:text-box>
            <text:list text:style-name="a386">
              <text:list-item>
                <text:p text:style-name="a385" text:class-names="" text:cond-style-name=""><text:span text:style-name="a384" text:class-names=""/></text:p>
              </text:list-item>
            </text:list>
            <text:list text:style-name="a394">
              <text:list-item>
                <text:p text:style-name="a393" text:class-names="" text:cond-style-name=""><text:span text:style-name="a387" text:class-names="">I.</text:span><text:span text:style-name="a388" text:class-names="">Понятие и видове<text:s text:c="1"/></text:span><text:span text:style-name="a389" text:class-names="">неизпълнение</text:span><text:span text:style-name="a390" text:class-names=""><text:s text:c="1"/></text:span><text:span text:style-name="a391" text:class-names="">на договорите</text:span><text:span text:style-name="a392" text:class-names=""/></text:p>
              </text:list-item>
            </text:list>
            <text:list text:style-name="a398">
              <text:list-item>
                <text:p text:style-name="a397" text:class-names="" text:cond-style-name=""><text:span text:style-name="a395" text:class-names="">II.</text:span><text:span text:style-name="a396" text:class-names="">Договорна отговорност<text:s text:c="1"/></text:span></text:p>
              </text:list-item>
            </text:list>
            <text:list text:style-name="a404">
              <text:list-item>
                <text:p text:style-name="a403" text:class-names="" text:cond-style-name=""><text:span text:style-name="a399" text:class-names="">III.</text:span><text:span text:style-name="a400" text:class-names="">Н</text:span><text:span text:style-name="a401" text:class-names="">e</text:span><text:span text:style-name="a402" text:class-names="">устойка</text:span></text:p>
              </text:list-item>
            </text:list>
            <text:list text:style-name="a408">
              <text:list-item>
                <text:p text:style-name="a407" text:class-names="" text:cond-style-name=""><text:span text:style-name="a405" text:class-names="">IV.</text:span><text:span text:style-name="a406" text:class-names="">Обезщетение за вреди</text:span></text:p>
              </text:list-item>
            </text:list>
            <text:list text:style-name="a413">
              <text:list-item>
                <text:p text:style-name="a412" text:class-names="" text:cond-style-name=""><text:span text:style-name="a409" text:class-names="">V.<text:s text:c="1"/></text:span><text:span text:style-name="a410" text:class-names="">Деликтна</text:span><text:span text:style-name="a411" text:class-names=""><text:s text:c="1"/>отговорност</text:span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/></text:p>
              </text:list-item>
            </text:list>
          </draw:text-box>
          <svg:title/>
          <svg:desc/>
        </draw:frame>
      </draw:page>
      <draw:page draw:name="Slide10" draw:style-name="a418" draw:master-page-name="Master1-Layout2-obj-Title-and-Content" presentation:presentation-page-layout-name="Master1-PPL2" draw:id="Slide-265">
        <draw:frame draw:id="id71" presentation:style-name="a423" draw:name="Title 1" svg:x="0.5in" svg:y="0.30035in" svg:width="9in" svg:height="1.25in" presentation:class="title" presentation:placeholder="false">
          <draw:text-box>
            <text:p text:style-name="a422" text:class-names="" text:cond-style-name=""><text:span text:style-name="a419" text:class-names="">I.</text:span><text:span text:style-name="a420" text:class-names="">Понятие и видове неизпълнение</text:span><text:span text:style-name="a421" text:class-names=""/></text:p>
          </draw:text-box>
          <svg:title/>
          <svg:desc/>
        </draw:frame>
        <draw:frame draw:id="id72" presentation:style-name="a497" draw:name="Content Placeholder 2" svg:x="0.5in" svg:y="1.75in" svg:width="9in" svg:height="4.94965in" presentation:class="outline" presentation:placeholder="false">
          <draw:text-box>
            <text:list text:style-name="a426">
              <text:list-item>
                <text:p text:style-name="a425" text:class-names="" text:cond-style-name=""><text:span text:style-name="a424" text:class-names=""/></text:p>
              </text:list-item>
            </text:list>
            <text:list text:style-name="a441">
              <text:list-item>
                <text:p text:style-name="a440" text:class-names="" text:cond-style-name=""><text:span text:style-name="a427" text:class-names="">Неизпълнението</text:span><text:span text:style-name="a428" text:class-names=""><text:s text:c="1"/></text:span><text:span text:style-name="a429" text:class-names="">е<text:s text:c="1"/></text:span><text:span text:style-name="a430" text:class-names="">неосъществяване</text:span><text:span text:style-name="a431" text:class-names=""><text:s text:c="1"/>или неточно<text:s text:c="1"/></text:span><text:span text:style-name="a432" text:class-names="">осъществяване</text:span><text:span text:style-name="a433" text:class-names=""><text:s text:c="1"/>на<text:s text:c="1"/></text:span><text:span text:style-name="a434" text:class-names="">дължимия</text:span><text:span text:style-name="a435" text:class-names=""><text:s text:c="1"/>от<text:s text:c="1"/></text:span><text:span text:style-name="a436" text:class-names="">длъжника</text:span><text:span text:style-name="a437" text:class-names=""><text:s text:c="1"/></text:span><text:span text:style-name="a438" text:class-names="">резултат</text:span><text:span text:style-name="a439" text:class-names="">.<text:s text:c="1"/></text:span></text:p>
              </text:list-item>
            </text:list>
            <text:list text:style-name="a444">
              <text:list-item>
                <text:p text:style-name="a443" text:class-names="" text:cond-style-name=""><text:span text:style-name="a442" text:class-names=""/></text:p>
              </text:list-item>
            </text:list>
            <text:list text:style-name="a457">
              <text:list-item>
                <text:p text:style-name="a456" text:class-names="" text:cond-style-name=""><text:span text:style-name="a445" text:class-names="">Неизпълнението</text:span><text:span text:style-name="a446" text:class-names=""><text:s text:c="1"/>е ЮФ</text:span><text:span text:style-name="a447" text:class-names="">, от<text:s text:c="1"/></text:span><text:span text:style-name="a448" text:class-names="">който</text:span><text:span text:style-name="a449" text:class-names=""><text:s text:c="1"/></text:span><text:span text:style-name="a450" text:class-names="">възниква</text:span><text:span text:style-name="a451" text:class-names=""><text:s text:c="1"/>правоотношение на<text:s text:c="1"/></text:span><text:span text:style-name="a452" text:class-names="">договорна</text:span><text:span text:style-name="a453" text:class-names=""><text:s text:c="1"/></text:span><text:span text:style-name="a454" text:class-names="">отговорност</text:span><text:span text:style-name="a455" text:class-names="">.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/></text:p>
              </text:list-item>
            </text:list>
            <text:list text:style-name="a466">
              <text:list-item>
                <text:p text:style-name="a465" text:class-names="" text:cond-style-name=""><text:span text:style-name="a461" text:class-names="">Последици</text:span><text:span text:style-name="a462" text:class-names=""><text:s text:c="1"/>от<text:s text:c="1"/></text:span><text:span text:style-name="a463" text:class-names="">неизпълнението</text:span><text:span text:style-name="a464" text:class-names="">:</text:span></text:p>
              </text:list-item>
            </text:list>
            <text:list text:style-name="a472">
              <text:list-item>
                <text:p text:style-name="a471" text:class-names="" text:cond-style-name=""><text:span text:style-name="a467" text:class-names="">договорна</text:span><text:span text:style-name="a468" text:class-names=""><text:s text:c="1"/></text:span><text:span text:style-name="a469" text:class-names="">отговорност</text:span><text:span text:style-name="a470" text:class-names=""/></text:p>
              </text:list-item>
            </text:list>
            <text:list text:style-name="a480">
              <text:list-item>
                <text:p text:style-name="a479" text:class-names="" text:cond-style-name=""><text:span text:style-name="a473" text:class-names="">принудително</text:span><text:span text:style-name="a474" text:class-names=""><text:s text:c="1"/></text:span><text:span text:style-name="a475" text:class-names="">реално</text:span><text:span text:style-name="a476" text:class-names=""><text:s text:c="1"/></text:span><text:span text:style-name="a477" text:class-names="">изпълнение</text:span><text:span text:style-name="a478" text:class-names=""><text:s text:c="1"/>на договора</text:span></text:p>
              </text:list-item>
            </text:list>
            <text:list text:style-name="a484">
              <text:list-item>
                <text:p text:style-name="a483" text:class-names="" text:cond-style-name=""><text:span text:style-name="a481" text:class-names="">разваляне</text:span><text:span text:style-name="a482" text:class-names=""><text:s text:c="1"/>на договора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/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/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3" draw:style-name="a498" draw:master-page-name="Master1-Layout2-obj-Title-and-Content" presentation:presentation-page-layout-name="Master1-PPL2" draw:id="Slide-258">
        <draw:frame draw:id="id73" presentation:style-name="a505" draw:name="Title 1" svg:x="0.5in" svg:y="0.30035in" svg:width="9in" svg:height="1.25in" presentation:class="title" presentation:placeholder="false">
          <draw:text-box>
            <text:p text:style-name="a504" text:class-names="" text:cond-style-name=""><text:span text:style-name="a499" text:class-names=""><text:line-break/></text:span><text:span text:style-name="a500" text:class-names="">I.</text:span><text:span text:style-name="a501" text:class-names="">Понятие и видове неизпълнение</text:span><text:span text:style-name="a502" text:class-names=""><text:line-break/></text:span><text:span text:style-name="a503" text:class-names=""/></text:p>
          </draw:text-box>
          <svg:title/>
          <svg:desc/>
        </draw:frame>
        <draw:frame draw:id="id74" presentation:style-name="a537" draw:name="Content Placeholder 2" svg:x="0.5in" svg:y="1.75in" svg:width="9in" svg:height="4.94965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6" text:class-names="">Видове<text:s text:c="1"/></text:span><text:span text:style-name="a507" text:class-names="">неизпълнение:<text:s text:c="1"/></text:span><text:span text:style-name="a508" text:class-names=""/></text:p>
              </text:list-item>
            </text:list>
            <text:list text:style-name="a514">
              <text:list-item>
                <text:p text:style-name="a513" text:class-names="" text:cond-style-name=""><text:span text:style-name="a511" text:class-names="">в зависимост от формата на нарушението:</text:span><text:span text:style-name="a512" text:class-names=""/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пълно неизпълнение 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8" text:class-names="">неточно изпълнение<text:s text:c="1"/></text:span><text:span text:style-name="a519" text:class-names="">– частично, забавено, лошо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в зависимост от причините за неизпълнението:</text:span></text:p>
              </text:list-item>
            </text:list>
            <text:list text:style-name="a530">
              <text:list-item>
                <text:p text:style-name="a529" text:class-names="" text:cond-style-name=""><text:span text:style-name="a525" text:class-names="">виновно<text:s text:c="1"/></text:span><text:span text:style-name="a526" text:class-names="">неизпълнение<text:s text:c="1"/></text:span><text:span text:style-name="a527" text:class-names="">– дължи се на причина, която може да се вмени във вина на длъжника</text:span><text:span text:style-name="a528" text:class-names=""/></text:p>
              </text:list-item>
            </text:list>
            <text:list text:style-name="a536">
              <text:list-item>
                <text:p text:style-name="a535" text:class-names="" text:cond-style-name=""><text:span text:style-name="a531" text:class-names="">невиновно<text:s text:c="1"/></text:span><text:span text:style-name="a532" text:class-names="">неизпълнение<text:s text:c="1"/></text:span><text:span text:style-name="a533" text:class-names="">– неизпълнението се дължи на причина, която не може да се вмени във вина на длъжника</text:span><text:span text:style-name="a534" text:class-names=""/></text:p>
              </text:list-item>
            </text:list>
          </draw:text-box>
          <svg:title/>
          <svg:desc/>
        </draw:frame>
      </draw:page>
      <draw:page draw:name="Slide4" draw:style-name="a538" draw:master-page-name="Master1-Layout2-obj-Title-and-Content" presentation:presentation-page-layout-name="Master1-PPL2" draw:id="Slide-259">
        <draw:frame draw:id="id75" presentation:style-name="a542" draw:name="Title 1" svg:x="0.5in" svg:y="0.30035in" svg:width="9in" svg:height="1.25in" presentation:class="title" presentation:placeholder="false">
          <draw:text-box>
            <text:p text:style-name="a541" text:class-names="" text:cond-style-name=""><text:span text:style-name="a539" text:class-names="">II.</text:span><text:span text:style-name="a540" text:class-names="">Договорна отговорност<text:s text:c="1"/></text:span></text:p>
          </draw:text-box>
          <svg:title/>
          <svg:desc/>
        </draw:frame>
        <draw:frame draw:id="id76" presentation:style-name="a587" draw:name="Content Placeholder 2" svg:x="0.5in" svg:y="1.75in" svg:width="9in" svg:height="4.94965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43" text:class-names="">Същност на договорната<text:s text:c="1"/></text:span><text:span text:style-name="a544" text:class-names="">отговорност<text:s text:c="1"/></text:span><text:span text:style-name="a545" text:class-names="">-<text:s text:c="1"/></text:span><text:span text:style-name="a546" text:class-names="">вторично<text:s text:c="1"/></text:span><text:span text:style-name="a547" text:class-names="">задължение</text:span><text:span text:style-name="a548" text:class-names=""><text:s text:c="1"/>на<text:s text:c="1"/></text:span><text:span text:style-name="a549" text:class-names="">длъжника</text:span><text:span text:style-name="a550" text:class-names=""><text:s text:c="1"/>да заплати<text:s text:c="1"/></text:span><text:span text:style-name="a551" text:class-names="">предвидените</text:span><text:span text:style-name="a552" text:class-names=""><text:s text:c="1"/>в закона или договора<text:s text:c="1"/></text:span><text:span text:style-name="a553" text:class-names="">имуществени</text:span><text:span text:style-name="a554" text:class-names=""><text:s text:c="1"/>санкции за<text:s text:c="1"/></text:span><text:span text:style-name="a555" text:class-names="">неизпълнение</text:span><text:span text:style-name="a556" text:class-names=""><text:s text:c="1"/>на договорно<text:s text:c="1"/></text:span><text:span text:style-name="a557" text:class-names="">задължение</text:span><text:span text:style-name="a558" text:class-names=""/></text:p>
              </text:list-item>
            </text:list>
            <text:list text:style-name="a564">
              <text:list-item>
                <text:p text:style-name="a563" text:class-names="" text:cond-style-name=""><text:span text:style-name="a561" text:class-names="">Характерни<text:s text:c="1"/></text:span><text:span text:style-name="a562" text:class-names="">черти: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последица от неизпълнение на договора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вид имуществена отговорност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вид гражданска отговорност</text:span></text:p>
              </text:list-item>
            </text:list>
            <text:list text:style-name="a577">
              <text:list-item>
                <text:p text:style-name="a576" text:class-names="" text:cond-style-name=""><text:span text:style-name="a574" text:class-names="">Принципи<text:s text:c="1"/></text:span><text:span text:style-name="a575" text:class-names="">на договорната отговорност: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принцип на вината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принцип на пълната имуществена отговорност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принцип на недопустимост за предварително изключване или ограничаване</text:span></text:p>
              </text:list-item>
            </text:list>
          </draw:text-box>
          <svg:title/>
          <svg:desc/>
        </draw:frame>
      </draw:page>
      <draw:page draw:name="Slide5" draw:style-name="a588" draw:master-page-name="Master1-Layout2-obj-Title-and-Content" presentation:presentation-page-layout-name="Master1-PPL2" draw:id="Slide-260">
        <draw:frame draw:id="id77" presentation:style-name="a596" draw:name="Title 1" svg:x="0.5in" svg:y="0.30035in" svg:width="9in" svg:height="1.25in" presentation:class="title" presentation:placeholder="false">
          <draw:text-box>
            <text:p text:style-name="a595" text:class-names="" text:cond-style-name=""><text:span text:style-name="a589" text:class-names=""><text:line-break/></text:span><text:span text:style-name="a590" text:class-names="">III.</text:span><text:span text:style-name="a591" text:class-names="">Н</text:span><text:span text:style-name="a592" text:class-names="">e</text:span><text:span text:style-name="a593" text:class-names="">устойка<text:line-break/></text:span><text:span text:style-name="a594" text:class-names=""/></text:p>
          </draw:text-box>
          <svg:title/>
          <svg:desc/>
        </draw:frame>
        <draw:frame draw:id="id78" presentation:style-name="a625" draw:name="Content Placeholder 2" svg:x="0.5in" svg:y="1.75in" svg:width="9in" svg:height="4.94965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  <text:list text:style-name="a603">
              <text:list-item>
                <text:p text:style-name="a602" text:class-names="" text:cond-style-name=""><text:span text:style-name="a600" text:class-names="">Неустойката</text:span><text:span text:style-name="a601" text:class-names=""><text:s text:c="1"/>е предварително определена от закона или договора парична сума,която длъжникът трябва да плати на кредитора за неизпълнение на поетото свое задължение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Характерни черти:</text:span></text:p>
              </text:list-item>
            </text:list>
            <text:list text:style-name="a613">
              <text:list-item>
                <text:p text:style-name="a612" text:class-names="" text:cond-style-name=""><text:span text:style-name="a610" text:class-names="">размерът на неустойката е определен предварително в нормативен акт или в договор</text:span><text:span text:style-name="a611" text:class-names=""/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неустойката се дължи независимо дали кредиторът е претърпял вреди от неизпълнението или не е претърпял вреди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7" text:class-names="">когато вредите са по-големи от неустойката, кредиторът има право да претендира разликата</text:span><text:span text:style-name="a618" text:class-names=""/></text:p>
              </text:list-item>
            </text:list>
            <text:list text:style-name="a624">
              <text:list-item>
                <text:p text:style-name="a623" text:class-names="" text:cond-style-name=""><text:span text:style-name="a621" text:class-names="">правото на кредитора да иска заплащане на неустойката възниква веднага след неизпълнението на длъжника</text:span><text:span text:style-name="a622" text:class-names=""/></text:p>
              </text:list-item>
            </text:list>
          </draw:text-box>
          <svg:title/>
          <svg:desc/>
        </draw:frame>
      </draw:page>
      <draw:page draw:name="Slide6" draw:style-name="a626" draw:master-page-name="Master1-Layout2-obj-Title-and-Content" presentation:presentation-page-layout-name="Master1-PPL2" draw:id="Slide-261">
        <draw:frame draw:id="id79" presentation:style-name="a635" draw:name="Title 1" svg:x="0.5in" svg:y="0.30035in" svg:width="9in" svg:height="1.25in" presentation:class="title" presentation:placeholder="false">
          <draw:text-box>
            <text:p text:style-name="a634" text:class-names="" text:cond-style-name=""><text:span text:style-name="a627" text:class-names=""><text:line-break/></text:span><text:span text:style-name="a628" text:class-names="">III.</text:span><text:span text:style-name="a629" text:class-names="">Н</text:span><text:span text:style-name="a630" text:class-names="">e</text:span><text:span text:style-name="a631" text:class-names="">устойка<text:line-break/></text:span><text:span text:style-name="a632" text:class-names="">Видове неустойки<text:line-break/></text:span><text:span text:style-name="a633" text:class-names=""/></text:p>
          </draw:text-box>
          <svg:title/>
          <svg:desc/>
        </draw:frame>
        <draw:frame draw:id="id80" presentation:style-name="a671" draw:name="Content Placeholder 2" svg:x="0.5in" svg:y="1.75in" svg:width="9in" svg:height="4.94965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6" text:class-names="">според<text:s text:c="1"/></text:span><text:span text:style-name="a637" text:class-names="">това къде е предвиден размерът на неустойката:</text:span></text:p>
              </text:list-item>
            </text:list>
            <text:list text:style-name="a644">
              <text:list-item>
                <text:p text:style-name="a643" text:class-names="" text:cond-style-name=""><text:span text:style-name="a640" text:class-names="">законова неустойка <text:s text:c="23"/></text:span><text:span text:style-name="a641" text:class-names=""><text:s text:c="11"/>договорна<text:s text:c="1"/></text:span><text:span text:style-name="a642" text:class-names="">неустойка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  <text:list text:style-name="a652">
              <text:list-item>
                <text:p text:style-name="a651" text:class-names="" text:cond-style-name=""><text:span text:style-name="a648" text:class-names="">според вида на неизпълнението, за което<text:s text:c="1"/></text:span><text:span text:style-name="a649" text:class-names="">е неустойката</text:span><text:span text:style-name="a650" text:class-names="">: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за пълно неизпълнение <text:s text:c="28"/>за забавено изпълнение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за лошо изпълнение <text:s text:c="34"/>за частично неизпълнение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според начина, по който е определен размерът на неустойката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% към стойността на дължимото <text:s text:c="12"/>глобална сума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draw:page draw:name="Slide7" draw:style-name="a672" draw:master-page-name="Master1-Layout2-obj-Title-and-Content" presentation:presentation-page-layout-name="Master1-PPL2" draw:id="Slide-262">
        <draw:frame draw:id="id81" presentation:style-name="a681" draw:name="Title 1" svg:x="0.5in" svg:y="0.30035in" svg:width="9in" svg:height="1.25in" presentation:class="title" presentation:placeholder="false">
          <draw:text-box>
            <text:p text:style-name="a680" text:class-names="" text:cond-style-name=""><text:span text:style-name="a673" text:class-names=""><text:line-break/></text:span><text:span text:style-name="a674" text:class-names="">IV.</text:span><text:span text:style-name="a675" text:class-names="">Обезщетение за<text:s text:c="1"/></text:span><text:span text:style-name="a676" text:class-names="">вреди<text:line-break/></text:span><text:span text:style-name="a677" text:class-names="">Понятия</text:span><text:span text:style-name="a678" text:class-names=""><text:line-break/></text:span><text:span text:style-name="a679" text:class-names=""/></text:p>
          </draw:text-box>
          <svg:title/>
          <svg:desc/>
        </draw:frame>
        <draw:frame draw:id="id82" presentation:style-name="a701" draw:name="Content Placeholder 2" svg:x="0.5in" svg:y="1.75in" svg:width="9in" svg:height="4.94965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2" text:class-names="">Обезщетението за вреди<text:s text:c="1"/></text:span><text:span text:style-name="a683" text:class-names="">е задължение на длъжника да възмезди кредитора за причинените му вреди от неизпълненото задължение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Характерни черти: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вреди = загуби + пропуснати ползи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размерът на обезщетението не е предварително определен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задължението за изплащане на обезщетението не възниква веднага след неизпълнението, а само ако настъпят вреди<text:s text:c="1"/></text:span></text:p>
              </text:list-item>
            </text:list>
          </draw:text-box>
          <svg:title/>
          <svg:desc/>
        </draw:frame>
      </draw:page>
      <draw:page draw:name="Slide11" draw:style-name="a702" draw:master-page-name="Master1-Layout2-obj-Title-and-Content" presentation:presentation-page-layout-name="Master1-PPL2" draw:id="Slide-266">
        <draw:frame draw:id="id83" presentation:style-name="a711" draw:name="Title 1" svg:x="0.5in" svg:y="0.30035in" svg:width="9in" svg:height="1.25in" presentation:class="title" presentation:placeholder="false">
          <draw:text-box>
            <text:p text:style-name="a710" text:class-names="" text:cond-style-name=""><text:span text:style-name="a703" text:class-names=""><text:line-break/></text:span><text:span text:style-name="a704" text:class-names="">IV.</text:span><text:span text:style-name="a705" text:class-names="">Обезщетение за вреди</text:span><text:span text:style-name="a706" text:class-names=""><text:line-break/></text:span><text:span text:style-name="a707" text:class-names="">Понятия</text:span><text:span text:style-name="a708" text:class-names=""><text:line-break/></text:span><text:span text:style-name="a709" text:class-names=""/></text:p>
          </draw:text-box>
          <svg:title/>
          <svg:desc/>
        </draw:frame>
        <draw:frame draw:id="id84" presentation:style-name="a781" draw:name="Content Placeholder 2" svg:x="0.5in" svg:y="1.75in" svg:width="9in" svg:height="4.94965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  <text:list text:style-name="a732">
              <text:list-item>
                <text:p text:style-name="a731" text:class-names="" text:cond-style-name=""><text:span text:style-name="a715" text:class-names="">Вреди</text:span><text:span text:style-name="a716" text:class-names=""><text:s text:c="1"/>– неблагоприятна<text:s text:c="1"/></text:span><text:span text:style-name="a717" text:class-names="">последица</text:span><text:span text:style-name="a718" text:class-names="">,<text:s text:c="1"/></text:span><text:span text:style-name="a719" text:class-names="">която</text:span><text:span text:style-name="a720" text:class-names=""><text:s text:c="1"/>се<text:s text:c="1"/></text:span><text:span text:style-name="a721" text:class-names="">изразява</text:span><text:span text:style-name="a722" text:class-names=""><text:s text:c="1"/></text:span><text:span text:style-name="a723" text:class-names="">във</text:span><text:span text:style-name="a724" text:class-names=""><text:s text:c="1"/>формата на<text:s text:c="1"/></text:span><text:span text:style-name="a725" text:class-names="">претърпени</text:span><text:span text:style-name="a726" text:class-names=""><text:s text:c="1"/>загуби и<text:s text:c="1"/></text:span><text:span text:style-name="a727" text:class-names="">пропуснати</text:span><text:span text:style-name="a728" text:class-names=""><text:s text:c="1"/>ползи / доходи,<text:s text:c="1"/></text:span><text:span text:style-name="a729" text:class-names="">печалби</text:span><text:span text:style-name="a730" text:class-names="">/</text:span></text:p>
              </text:list-item>
            </text:list>
            <text:list text:style-name="a743">
              <text:list-item>
                <text:p text:style-name="a742" text:class-names="" text:cond-style-name=""><text:span text:style-name="a733" text:class-names="">Претърпени</text:span><text:span text:style-name="a734" text:class-names=""><text:s text:c="1"/>загуби<text:s text:c="1"/></text:span><text:span text:style-name="a735" text:class-names="">–<text:s text:c="1"/></text:span><text:span text:style-name="a736" text:class-names="">изразяват</text:span><text:span text:style-name="a737" text:class-names=""><text:s text:c="1"/>се в<text:s text:c="1"/></text:span><text:span text:style-name="a738" text:class-names="">намаляване</text:span><text:span text:style-name="a739" text:class-names=""><text:s text:c="1"/>на<text:s text:c="1"/></text:span><text:span text:style-name="a740" text:class-names="">имуществото</text:span><text:span text:style-name="a741" text:class-names=""/></text:p>
              </text:list-item>
            </text:list>
            <text:list text:style-name="a766">
              <text:list-item>
                <text:p text:style-name="a765" text:class-names="" text:cond-style-name=""><text:span text:style-name="a744" text:class-names="">Пропуснати</text:span><text:span text:style-name="a745" text:class-names=""><text:s text:c="1"/>ползи<text:s text:c="1"/></text:span><text:span text:style-name="a746" text:class-names="">–<text:s text:c="1"/></text:span><text:span text:style-name="a747" text:class-names="">тези</text:span><text:span text:style-name="a748" text:class-names=""><text:s text:c="1"/>доходи,<text:s text:c="1"/></text:span><text:span text:style-name="a749" text:class-names="">които</text:span><text:span text:style-name="a750" text:class-names=""><text:s text:c="1"/></text:span><text:span text:style-name="a751" text:class-names="">кредиторът</text:span><text:span text:style-name="a752" text:class-names=""><text:s text:c="1"/></text:span><text:span text:style-name="a753" text:class-names="">щеше</text:span><text:span text:style-name="a754" text:class-names=""><text:s text:c="1"/>да получи,<text:s text:c="1"/></text:span><text:span text:style-name="a755" text:class-names="">ако</text:span><text:span text:style-name="a756" text:class-names=""><text:s text:c="1"/></text:span><text:span text:style-name="a757" text:class-names="">длъжникът</text:span><text:span text:style-name="a758" text:class-names=""><text:s text:c="1"/></text:span><text:span text:style-name="a759" text:class-names="">беше</text:span><text:span text:style-name="a760" text:class-names=""><text:s text:c="1"/></text:span><text:span text:style-name="a761" text:class-names="">изпълнил</text:span><text:span text:style-name="a762" text:class-names=""><text:s text:c="1"/></text:span><text:span text:style-name="a763" text:class-names="">задължението</text:span><text:span text:style-name="a764" text:class-names=""><text:s text:c="1"/>си</text:span></text:p>
              </text:list-item>
            </text:list>
            <text:list text:style-name="a780">
              <text:list-item>
                <text:p text:style-name="a779" text:class-names="" text:cond-style-name=""><text:span text:style-name="a767" text:class-names="">Причинна</text:span><text:span text:style-name="a768" text:class-names=""><text:s text:c="1"/></text:span><text:span text:style-name="a769" text:class-names="">връзка</text:span><text:span text:style-name="a770" text:class-names=""><text:s text:c="1"/></text:span><text:span text:style-name="a771" text:class-names="">–<text:s text:c="1"/></text:span><text:span text:style-name="a772" text:class-names="">закономерната</text:span><text:span text:style-name="a773" text:class-names=""><text:s text:c="1"/></text:span><text:span text:style-name="a774" text:class-names="">зависимост</text:span><text:span text:style-name="a775" text:class-names=""><text:s text:c="1"/>между<text:s text:c="1"/></text:span><text:span text:style-name="a776" text:class-names="">неизпълнението</text:span><text:span text:style-name="a777" text:class-names=""><text:s text:c="1"/>и вредите за кредитора</text:span><text:span text:style-name="a778" text:class-names=""/></text:p>
              </text:list-item>
            </text:list>
          </draw:text-box>
          <svg:title/>
          <svg:desc/>
        </draw:frame>
      </draw:page>
      <draw:page draw:name="Slide8" draw:style-name="a782" draw:master-page-name="Master1-Layout2-obj-Title-and-Content" presentation:presentation-page-layout-name="Master1-PPL2" draw:id="Slide-263">
        <draw:frame draw:id="id85" presentation:style-name="a788" draw:name="Title 1" svg:x="0.5in" svg:y="0.30035in" svg:width="9in" svg:height="1.25in" presentation:class="title" presentation:placeholder="false">
          <draw:text-box>
            <text:p text:style-name="a787" text:class-names="" text:cond-style-name=""><text:span text:style-name="a783" text:class-names=""><text:line-break/></text:span><text:span text:style-name="a784" text:class-names="">IV.</text:span><text:span text:style-name="a785" text:class-names="">Обезщетение за вреди<text:line-break/></text:span><text:span text:style-name="a786" text:class-names=""/></text:p>
          </draw:text-box>
          <svg:title/>
          <svg:desc/>
        </draw:frame>
        <draw:frame draw:id="id86" presentation:style-name="a825" draw:name="Content Placeholder 2" svg:x="0.5in" svg:y="1.23003in" svg:width="9in" svg:height="5.46961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89" text:class-names="">Предпоставки за обезщетението за вреди:<text:s text:c="1"/></text:span><text:span text:style-name="a790" text:class-names=""/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неизпълнение или неточно изпълнение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вина на длъжника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вреди в имуществото на кредитора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причинна връзка между неизпълнението на длъжника и вредите на кредитора</text:span></text:p>
              </text:list-item>
            </text:list>
            <text:list text:style-name="a809">
              <text:list-item>
                <text:p text:style-name="a808" text:class-names="" text:cond-style-name=""><text:span text:style-name="a805" text:class-names="">Граници на отговорността<text:s text:c="1"/></text:span><text:span text:style-name="a806" text:class-names="">за<text:s text:c="1"/></text:span><text:span text:style-name="a807" text:class-names="">вреди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поведението на кредитора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характера на вредите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Начини за обезщетяване на кредитора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парично обезщетение <text:s text:c="28"/>натурално обезщетение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/></text:p>
              </text:list-item>
            </text:list>
          </draw:text-box>
          <svg:title/>
          <svg:desc/>
        </draw:frame>
      </draw:page>
      <draw:page draw:name="Slide9" draw:style-name="a826" draw:master-page-name="Master1-Layout2-obj-Title-and-Content" presentation:presentation-page-layout-name="Master1-PPL2" draw:id="Slide-264">
        <draw:frame draw:id="id87" presentation:style-name="a832" draw:name="Title 1" svg:x="0.5in" svg:y="0.30035in" svg:width="9in" svg:height="1.25in" presentation:class="title" presentation:placeholder="false">
          <draw:text-box>
            <text:p text:style-name="a831" text:class-names="" text:cond-style-name=""><text:span text:style-name="a827" text:class-names=""><text:line-break/></text:span><text:span text:style-name="a828" text:class-names="">V.<text:s text:c="1"/></text:span><text:span text:style-name="a829" text:class-names="">Деликтна отговорност<text:line-break/></text:span><text:span text:style-name="a830" text:class-names=""/></text:p>
          </draw:text-box>
          <svg:title/>
          <svg:desc/>
        </draw:frame>
        <draw:frame draw:id="id88" presentation:style-name="a867" draw:name="Content Placeholder 2" svg:x="0.5in" svg:y="1.75in" svg:width="9in" svg:height="4.94965in" presentation:class="outline" presentation:placeholder="false">
          <draw:text-box>
            <text:list text:style-name="a836">
              <text:list-item>
                <text:p text:style-name="a835" text:class-names="" text:cond-style-name=""><text:span text:style-name="a833" text:class-names="">Деликтната отговорност<text:s text:c="1"/></text:span><text:span text:style-name="a834" text:class-names="">е резултат от нарушаването на общото задължение да не се вреди другиму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/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Характерни черти: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между лицата няма договор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отговорността се носи за всички вреди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размерът на отговорността не е предварително определен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задължението за изплащане на обезщетението възниква само ако настъпят вреди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виновно поведение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причинна връзка между поведението и настъпилата вреда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/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43403in" fo:page-height="10.85764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9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8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9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1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47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6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2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4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6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1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7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19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5in" svg:y="6.95139in" svg:width="2.3333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.2.2020 г.</text:date></text:span></text:p>
        </draw:text-box>
        <svg:title/>
        <svg:desc/>
      </draw:frame>
      <draw:frame draw:id="id3" presentation:style-name="a28" draw:name="Footer Placeholder 4" svg:x="3.41667in" svg:y="6.95139in" svg:width="3.16667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0.75in" svg:y="2.32986in" svg:width="8.5in" svg:height="1.60764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5in" svg:y="4.25in" svg:width="7in" svg:height="1.91667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5in" svg:y="6.95139in" svg:width="2.3333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.2.2020 г.</text:date></text:span></text:p>
        </draw:text-box>
        <svg:title/>
        <svg:desc/>
      </draw:frame>
      <draw:frame draw:id="id8" presentation:style-name="a47" draw:name="Footer Placeholder 4" svg:x="3.41667in" svg:y="6.95139in" svg:width="3.16667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7.16667in" svg:y="6.95139in" svg:width="2.3333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5in" svg:y="0.30035in" svg:width="9in" svg:height="1.2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5in" svg:y="1.75in" svg:width="9in" svg:height="4.94965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5in" svg:y="6.95139in" svg:width="2.3333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.2.2020 г.</text:date></text:span></text:p>
        </draw:text-box>
        <svg:title/>
        <svg:desc/>
      </draw:frame>
      <draw:frame draw:id="id13" presentation:style-name="a79" draw:name="Footer Placeholder 4" svg:x="3.41667in" svg:y="6.95139in" svg:width="3.16667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7.16667in" svg:y="6.95139in" svg:width="2.3333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78993in" svg:y="4.81944in" svg:width="8.5in" svg:height="1.48958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78993in" svg:y="3.17882in" svg:width="8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5in" svg:y="6.95139in" svg:width="2.3333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.2.2020 г.</text:date></text:span></text:p>
        </draw:text-box>
        <svg:title/>
        <svg:desc/>
      </draw:frame>
      <draw:frame draw:id="id18" presentation:style-name="a98" draw:name="Footer Placeholder 4" svg:x="3.41667in" svg:y="6.95139in" svg:width="3.16667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7.16667in" svg:y="6.95139in" svg:width="2.3333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5in" svg:y="0.30035in" svg:width="9in" svg:height="1.2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5in" svg:y="1.75in" svg:width="4.41667in" svg:height="4.94965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5.08333in" svg:y="1.75in" svg:width="4.41667in" svg:height="4.94965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5in" svg:y="6.95139in" svg:width="2.3333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.2.2020 г.</text:date></text:span></text:p>
        </draw:text-box>
        <svg:title/>
        <svg:desc/>
      </draw:frame>
      <draw:frame draw:id="id24" presentation:style-name="a147" draw:name="Footer Placeholder 5" svg:x="3.41667in" svg:y="6.95139in" svg:width="3.16667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7.16667in" svg:y="6.95139in" svg:width="2.3333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5in" svg:y="0.30035in" svg:width="9in" svg:height="1.2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5in" svg:y="1.67882in" svg:width="4.4184in" svg:height="0.69965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5in" svg:y="2.37847in" svg:width="4.4184in" svg:height="4.32118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5.07986in" svg:y="1.67882in" svg:width="4.42014in" svg:height="0.69965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5.07986in" svg:y="2.37847in" svg:width="4.42014in" svg:height="4.32118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5in" svg:y="6.95139in" svg:width="2.3333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.2.2020 г.</text:date></text:span></text:p>
        </draw:text-box>
        <svg:title/>
        <svg:desc/>
      </draw:frame>
      <draw:frame draw:id="id32" presentation:style-name="a204" draw:name="Footer Placeholder 7" svg:x="3.41667in" svg:y="6.95139in" svg:width="3.16667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7.16667in" svg:y="6.95139in" svg:width="2.3333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5in" svg:y="0.30035in" svg:width="9in" svg:height="1.2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5in" svg:y="6.95139in" svg:width="2.3333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.2.2020 г.</text:date></text:span></text:p>
        </draw:text-box>
        <svg:title/>
        <svg:desc/>
      </draw:frame>
      <draw:frame draw:id="id36" presentation:style-name="a219" draw:name="Footer Placeholder 3" svg:x="3.41667in" svg:y="6.95139in" svg:width="3.16667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7.16667in" svg:y="6.95139in" svg:width="2.3333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5in" svg:y="6.95139in" svg:width="2.3333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.2.2020 г.</text:date></text:span></text:p>
        </draw:text-box>
        <svg:title/>
        <svg:desc/>
      </draw:frame>
      <draw:frame draw:id="id39" presentation:style-name="a230" draw:name="Footer Placeholder 2" svg:x="3.41667in" svg:y="6.95139in" svg:width="3.16667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7.16667in" svg:y="6.95139in" svg:width="2.3333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5in" svg:y="0.29861in" svg:width="3.28993in" svg:height="1.27083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3.90972in" svg:y="0.29861in" svg:width="5.59028in" svg:height="6.40104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5in" svg:y="1.56944in" svg:width="3.28993in" svg:height="5.13021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5in" svg:y="6.95139in" svg:width="2.3333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.2.2020 г.</text:date></text:span></text:p>
        </draw:text-box>
        <svg:title/>
        <svg:desc/>
      </draw:frame>
      <draw:frame draw:id="id45" presentation:style-name="a266" draw:name="Footer Placeholder 5" svg:x="3.41667in" svg:y="6.95139in" svg:width="3.16667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7.16667in" svg:y="6.95139in" svg:width="2.3333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1.96007in" svg:y="5.25in" svg:width="6in" svg:height="0.61979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1.96007in" svg:y="0.67014in" svg:width="6in" svg:height="4.5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1.96007in" svg:y="5.86979in" svg:width="6in" svg:height="0.88021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5in" svg:y="6.95139in" svg:width="2.3333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.2.2020 г.</text:date></text:span></text:p>
        </draw:text-box>
        <svg:title/>
        <svg:desc/>
      </draw:frame>
      <draw:frame draw:id="id51" presentation:style-name="a288" draw:name="Footer Placeholder 5" svg:x="3.41667in" svg:y="6.95139in" svg:width="3.16667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7.16667in" svg:y="6.95139in" svg:width="2.3333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5in" svg:y="0.30035in" svg:width="9in" svg:height="1.2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5in" svg:y="1.75in" svg:width="9in" svg:height="4.94965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5in" svg:y="6.95139in" svg:width="2.3333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.2.2020 г.</text:date></text:span></text:p>
        </draw:text-box>
        <svg:title/>
        <svg:desc/>
      </draw:frame>
      <draw:frame draw:id="id56" presentation:style-name="a320" draw:name="Footer Placeholder 4" svg:x="3.41667in" svg:y="6.95139in" svg:width="3.16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7.16667in" svg:y="6.95139in" svg:width="2.3333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7.25in" svg:y="0.30035in" svg:width="2.25in" svg:height="6.39931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5in" svg:y="0.30035in" svg:width="6.58333in" svg:height="6.39931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5in" svg:y="6.95139in" svg:width="2.3333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.2.2020 г.</text:date></text:span></text:p>
        </draw:text-box>
        <svg:title/>
        <svg:desc/>
      </draw:frame>
      <draw:frame draw:id="id61" presentation:style-name="a352" draw:name="Footer Placeholder 4" svg:x="3.41667in" svg:y="6.95139in" svg:width="3.16667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7.16667in" svg:y="6.95139in" svg:width="2.3333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  <style:handout-master style:page-layout-name="pageLayout3" draw:style-name="a356">
      <draw:frame draw:id="id63" presentation:style-name="a359" draw:name="Header Placeholder 1" svg:x="0in" svg:y="0in" svg:width="3.22141in" svg:height="0.54288in" presentation:class="head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64" presentation:style-name="a363" draw:name="Date Placeholder 2" svg:x="4.2109in" svg:y="0in" svg:width="3.22141in" svg:height="0.54288in" presentation:class="date-time" presentation:placeholder="false">
        <draw:text-box>
          <text:p text:style-name="a362" text:class-names="" text:cond-style-name=""><text:span text:style-name="a360" text:class-names=""><text:date text:fixed="false" style:data-style-name="a361">2.2.2020 г.</text:date></text:span></text:p>
        </draw:text-box>
        <svg:title/>
        <svg:desc/>
      </draw:frame>
      <draw:frame draw:id="id65" presentation:style-name="a366" draw:name="Footer Placeholder 3" svg:x="0in" svg:y="10.31287in" svg:width="3.22141in" svg:height="0.54288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66" presentation:style-name="a369" draw:name="Slide Number Placeholder 4" svg:x="4.2109in" svg:y="10.31287in" svg:width="3.22141in" svg:height="0.54288in" presentation:class="page-number" presentation:placeholder="false">
        <draw:text-box>
          <text:p text:style-name="a368" text:class-names="" text:cond-style-name=""><text:span text:style-name="a367" text:class-names=""><text:page-number style:num-format="1" text:fixed="false"/></text:span></text:p>
        </draw:text-box>
        <svg:title/>
        <svg:desc/>
      </draw:frame>
      <draw:page-thumbnail draw:page-number="1" svg:x="0.5191in" svg:y="1.13542in" svg:width="3.04861in" svg:height="2.28646in"/>
      <draw:page-thumbnail draw:page-number="2" svg:x="3.86458in" svg:y="1.13542in" svg:width="3.04861in" svg:height="2.28646in"/>
      <draw:page-thumbnail draw:page-number="3" svg:x="0.5191in" svg:y="4.28299in" svg:width="3.04861in" svg:height="2.28646in"/>
      <draw:page-thumbnail draw:page-number="4" svg:x="3.86458in" svg:y="4.28299in" svg:width="3.04861in" svg:height="2.28646in"/>
      <draw:page-thumbnail draw:page-number="5" svg:x="0.5191in" svg:y="7.43056in" svg:width="3.04861in" svg:height="2.28646in"/>
      <draw:page-thumbnail draw:page-number="6" svg:x="3.86458in" svg:y="7.43056in" svg:width="3.04861in" svg:height="2.28646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ЛЕКЦИЯ 11 НЕИЗПЪЛНЕНИЕ НА ДОГОВОРИТЕ</dc:title>
    <meta:initial-creator>Nevena Kaneva</meta:initial-creator>
    <dc:creator>Nevena Kaneva</dc:creator>
    <meta:creation-date>2015-01-29T05:16:21Z</meta:creation-date>
    <dc:date>2020-02-02T08:47:11Z</dc:date>
    <meta:print-date>2020-02-02T08:46:18Z</meta:print-date>
    <meta:editing-cycles>1</meta:editing-cycles>
    <meta:editing-duration>PT3892S</meta:editing-duration>
    <meta:document-statistic meta:paragraph-count="92" meta:word-count="539"/>
  </office:meta>
</office:document-meta>
</file>